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247cm" style:contextual-spacing="false" fo:line-height="114%"/>
      <style:text-properties style:font-name-asian="Google Sans"/>
    </style:style>
    <style:style style:name="P2" style:family="paragraph" style:parent-style-name="Heading_20_2">
      <style:paragraph-properties fo:margin-top="0cm" fo:margin-bottom="0.247cm" style:contextual-spacing="false" fo:line-height="114%"/>
    </style:style>
    <style:style style:name="P3" style:family="paragraph" style:parent-style-name="Heading_20_3">
      <style:paragraph-properties fo:margin-top="0cm" fo:margin-bottom="0.247cm" style:contextual-spacing="false" fo:line-height="114%"/>
    </style:style>
    <style:style style:name="P4" style:family="paragraph" style:parent-style-name="Text_20_body">
      <style:paragraph-properties fo:margin-top="0cm" fo:margin-bottom="0.247cm" style:contextual-spacing="false" fo:line-height="114%"/>
    </style:style>
    <style:style style:name="P5" style:family="paragraph" style:parent-style-name="Text_20_body" style:list-style-name="L1">
      <style:paragraph-properties fo:margin-top="0cm" fo:margin-bottom="0.247cm" style:contextual-spacing="false" fo:line-height="114%" fo:padding="0cm" fo:border="none"/>
    </style:style>
    <style:style style:name="P6" style:family="paragraph" style:parent-style-name="Text_20_body" style:list-style-name="L2">
      <style:paragraph-properties fo:margin-top="0cm" fo:margin-bottom="0.247cm" style:contextual-spacing="false" fo:line-height="114%" fo:padding="0cm" fo:border="none"/>
    </style:style>
    <style:style style:name="P7" style:family="paragraph" style:parent-style-name="Text_20_body" style:list-style-name="L3">
      <style:paragraph-properties fo:margin-top="0cm" fo:margin-bottom="0.247cm" style:contextual-spacing="false" fo:line-height="114%" fo:padding="0cm" fo:border="none"/>
    </style:style>
    <style:style style:name="P8" style:family="paragraph" style:parent-style-name="Text_20_body" style:list-style-name="L4">
      <style:paragraph-properties fo:margin-top="0cm" fo:margin-bottom="0.247cm" style:contextual-spacing="false" fo:line-height="114%" fo:padding="0cm" fo:border="none"/>
    </style:style>
    <style:style style:name="P9" style:family="paragraph" style:parent-style-name="Text_20_body">
      <style:paragraph-properties fo:margin-top="0cm" fo:margin-bottom="0.247cm" style:contextual-spacing="false" fo:line-height="114%"/>
      <style:text-properties style:font-name-asian="Google Sans Text"/>
    </style:style>
    <style:style style:name="P10" style:family="paragraph" style:parent-style-name="Text_20_body" style:list-style-name="L1">
      <style:paragraph-properties fo:margin-top="0cm" fo:margin-bottom="0.247cm" style:contextual-spacing="false" fo:line-height="114%" fo:padding="0cm" fo:border="none"/>
      <style:text-properties style:font-name-asian="Google Sans Text"/>
    </style:style>
    <style:style style:name="T1" style:family="text">
      <style:text-properties style:font-name="Google Sans"/>
    </style:style>
    <style:style style:name="T2" style:family="text">
      <style:text-properties style:font-name-asian="Google Sans"/>
    </style:style>
    <style:style style:name="T3" style:family="text">
      <style:text-properties style:font-name="Google Sans Text"/>
    </style:style>
    <style:style style:name="T4" style:family="text">
      <style:text-properties style:font-name="Google Sans Text" fo:font-size="12pt" fo:background-color="transparent" loext:char-shading-value="0"/>
    </style:style>
    <style:style style:name="T5" style:family="text">
      <style:text-properties style:font-name-asian="Google Sans Tex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您的云计算与分布式系统实战入门十二周路线图</text:h>
      <text:h text:style-name="P2" text:outline-level="2"><text:span text:style-name="T1">I. </text:span><text:span text:style-name="T2">引言</text:span></text:h>
      <text:h text:style-name="P3" text:outline-level="3"><text:span text:style-name="T1">1.1 </text:span><text:span text:style-name="T2">设定目标：您的云端之旅</text:span></text:h>
      <text:p text:style-name="P4"><text:span text:style-name="T5">对于信息与计算科学专业的学生而言，您已经掌握了</text:span><text:span text:style-name="T3">C</text:span><text:span text:style-name="T5">语言、</text:span><text:span text:style-name="T3">Python</text:span><text:span text:style-name="T5">、</text:span><text:span text:style-name="T3">Java</text:span><text:span text:style-name="T5">编程，了解数据库原理，并实践过数据结构与算法（完成了</text:span><text:span text:style-name="T3">C</text:span><text:span text:style-name="T5">语言贪吃蛇游戏、</text:span><text:span text:style-name="T3">Python Django</text:span><text:span text:style-name="T5">项目，并在力扣刷过百题），这为您进入云计算和分布式系统领域奠定了坚实的基础。现代软件开发越来越依赖于云平台和分布式架构，掌握这些技能将极大提升您的技术竞争力和职业发展空间 </text:span><text:span text:style-name="T4">1</text:span><text:span text:style-name="T5">。</text:span></text:p>
      <text:p text:style-name="P4"><text:span text:style-name="T5">本路线图专为您量身定制，旨在通过为期十二周的、以动手实践为主导的学习计划，帮助您扎实入门云计算与分布式系统。我们将遵循“实践优先，理论辅助”的原则，让您在实际操作、编写代码和调试的过程中学习和巩固理论知识，通过每周的实践和检验建立自信，最终为您参加技术竞赛或考取专业认证做好准备 </text:span><text:span text:style-name="T3">[User Query]</text:span><text:span text:style-name="T5">。</text:span></text:p>
      <text:h text:style-name="P3" text:outline-level="3"><text:span text:style-name="T1">1.2 </text:span><text:span text:style-name="T2">方法论：在实践中学习</text:span></text:h>
      <text:p text:style-name="P4"><text:span text:style-name="T5">本计划的核心理念是“</text:span><text:span text:style-name="T3">Learning by Doing”——</text:span><text:span text:style-name="T5">通过动手实践来学习。相比于被动听讲，我们更强调您亲自操作云平台、部署应用、解决实际问题。理论知识将在您需要理解“为什么”和“如何工作”时进行补充，使其更加具体和易于掌握 </text:span><text:span text:style-name="T3">[User Query]</text:span><text:span text:style-name="T5">。</text:span></text:p>
      <text:p text:style-name="P9">需要明确的是，十二周的时间对于掌握广阔的云计算和分布式系统领域来说是紧凑而富有挑战性的。本计划的目标是为您打下坚实的实践基础，掌握核心概念和关键技能，使您能够在此基础上继续深入学习，而非期望您成为全方位的专家。专注和持续的努力是成功的关键。</text:p>
      <text:h text:style-name="P2" text:outline-level="2"><text:span text:style-name="T1">II. </text:span><text:span text:style-name="T2">详细的十二周学习计划</text:span></text:h>
      <text:p text:style-name="P4"><text:span text:style-name="Strong_20_Emphasis"><text:span text:style-name="T5">第一月：奠定基础与选择平台</text:span></text:span></text:p>
      <text:list xml:id="list231761292" text:style-name="L1">
        <text:list-item>
          <text:p text:style-name="P5"><text:span text:style-name="Strong_20_Emphasis"><text:span text:style-name="T5">第 </text:span></text:span><text:span text:style-name="Strong_20_Emphasis"><text:span text:style-name="T3">1 </text:span></text:span><text:span text:style-name="Strong_20_Emphasis"><text:span text:style-name="T5">周：理解云计算核心概念</text:span></text:span></text:p>
          <text:list>
            <text:list-item>
              <text:p text:style-name="P5"><text:span text:style-name="Strong_20_Emphasis"><text:span text:style-name="T5">学习目标</text:span></text:span><text:span text:style-name="Strong_20_Emphasis"><text:span text:style-name="T3">:</text:span></text:span><text:span text:style-name="T3"> </text:span><text:span text:style-name="T5">理解云计算的基本定义、优势以及不同的服务模型 </text:span><text:span text:style-name="T4">3</text:span><text:span text:style-name="T5">。 </text:span></text:p>
            </text:list-item>
            <text:list-item>
              <text:p text:style-name="P5"><text:span text:style-name="Strong_20_Emphasis"><text:span text:style-name="T5">学习内容</text:span></text:span><text:span text:style-name="Strong_20_Emphasis"><text:span text:style-name="T3">:</text:span></text:span><text:span text:style-name="T3"> </text:span></text:p>
              <text:list>
                <text:list-item>
                  <text:p text:style-name="P5"><text:span text:style-name="T5">什么是云计算？核心特点（大规模、虚拟化、高可靠、弹性）</text:span><text:span text:style-name="T4">3</text:span><text:span text:style-name="T5">。 </text:span></text:p>
                </text:list-item>
                <text:list-item>
                  <text:p text:style-name="P5"><text:span text:style-name="T5">云服务模型：</text:span><text:span text:style-name="T3">IaaS</text:span><text:span text:style-name="T5">（基础设施即服务）、</text:span><text:span text:style-name="T3">PaaS</text:span><text:span text:style-name="T5">（平台即服务）、</text:span><text:span text:style-name="T3">SaaS</text:span><text:span text:style-name="T5">（软件即服务）、</text:span><text:span text:style-name="T3">CaaS</text:span><text:span text:style-name="T5">（容器即服务）的定义、区别、用户与提供商的责任划分、典型示例（如 </text:span><text:span text:style-name="T3">Google Compute Engine </text:span><text:span text:style-name="T4">4</text:span><text:span text:style-name="T3">, App Engine </text:span><text:span text:style-name="T4">4</text:span><text:span text:style-name="T3">, Google Workspace </text:span><text:span text:style-name="T4">4</text:span><text:span text:style-name="T3">, GKE </text:span><text:span text:style-name="T4">4</text:span><text:span text:style-name="T5">）和适用场景 </text:span><text:span text:style-name="T4">4</text:span><text:span text:style-name="T5">。重点理解不同模型提供的抽象层次和控制权 </text:span><text:span text:style-name="T4">4</text:span><text:span text:style-name="T5">。 </text:span></text:p>
                </text:list-item>
                <text:list-item>
                  <text:p text:style-name="P5"><text:soft-page-break/><text:span text:style-name="T5">云部署模型：公有云、私有云、混合云的定义和特点 </text:span><text:span text:style-name="T4">3</text:span><text:span text:style-name="T5">。了解多云概念 </text:span><text:span text:style-name="T4">17</text:span><text:span text:style-name="T5">。 </text:span></text:p>
                </text:list-item>
              </text:list>
            </text:list-item>
            <text:list-item>
              <text:p text:style-name="P5"><text:span text:style-name="Strong_20_Emphasis"><text:span text:style-name="T5">推荐资源</text:span></text:span><text:span text:style-name="Strong_20_Emphasis"><text:span text:style-name="T3">:</text:span></text:span><text:span text:style-name="T3"> </text:span><text:span text:style-name="T5">阅读介绍云服务模型 </text:span><text:span text:style-name="T4">3</text:span><text:span text:style-name="T3"> </text:span><text:span text:style-name="T5">和部署模型 </text:span><text:span text:style-name="T4">3</text:span><text:span text:style-name="T3"> </text:span><text:span text:style-name="T5">的入门文章或官方文档。查找相关在线课程的基础模块。 </text:span></text:p>
            </text:list-item>
            <text:list-item>
              <text:p text:style-name="P5"><text:span text:style-name="Strong_20_Emphasis"><text:span text:style-name="T5">可检验成果</text:span></text:span><text:span text:style-name="Strong_20_Emphasis"><text:span text:style-name="T3">:</text:span></text:span><text:span text:style-name="T3"> </text:span><text:span text:style-name="T5">能够清晰地向他人解释 </text:span><text:span text:style-name="T3">IaaS</text:span><text:span text:style-name="T5">、</text:span><text:span text:style-name="T3">PaaS</text:span><text:span text:style-name="T5">、</text:span><text:span text:style-name="T3">SaaS </text:span><text:span text:style-name="T5">的区别，并能举例说明每种模型的典型服务。能够描述公有云、私有云、混合云的特征。 </text:span></text:p>
            </text:list-item>
          </text:list>
        </text:list-item>
        <text:list-item>
          <text:p text:style-name="P5"><text:span text:style-name="Strong_20_Emphasis"><text:span text:style-name="T5">第 </text:span></text:span><text:span text:style-name="Strong_20_Emphasis"><text:span text:style-name="T3">2 </text:span></text:span><text:span text:style-name="Strong_20_Emphasis"><text:span text:style-name="T5">周：掌握关键技术与分布式基础</text:span></text:span></text:p>
          <text:list>
            <text:list-item>
              <text:p text:style-name="P5"><text:span text:style-name="Strong_20_Emphasis"><text:span text:style-name="T5">学习目标</text:span></text:span><text:span text:style-name="Strong_20_Emphasis"><text:span text:style-name="T3">:</text:span></text:span><text:span text:style-name="T3"> </text:span><text:span text:style-name="T5">理解支撑云计算的关键技术（虚拟化、容器化）和分布式系统的基本概念及挑战，特别是</text:span><text:span text:style-name="T3">CAP</text:span><text:span text:style-name="T5">理论。 </text:span></text:p>
            </text:list-item>
            <text:list-item>
              <text:p text:style-name="P5"><text:span text:style-name="Strong_20_Emphasis"><text:span text:style-name="T5">学习内容</text:span></text:span><text:span text:style-name="Strong_20_Emphasis"><text:span text:style-name="T3">:</text:span></text:span><text:span text:style-name="T3"> </text:span></text:p>
              <text:list>
                <text:list-item>
                  <text:p text:style-name="P5"><text:span text:style-name="T5">关键技术：虚拟化（</text:span><text:span text:style-name="T3">Hypervisor</text:span><text:span text:style-name="T5">、</text:span><text:span text:style-name="T3">VM</text:span><text:span text:style-name="T5">、原理、优势）</text:span><text:span text:style-name="T4">4</text:span><text:span text:style-name="T3"> </text:span><text:span text:style-name="T5">与容器化（</text:span><text:span text:style-name="T3">Docker</text:span><text:span text:style-name="T5">、容器、镜像、原理、与虚拟化的区别和优势）</text:span><text:span text:style-name="T4">4</text:span><text:span text:style-name="T5">。 </text:span></text:p>
                </text:list-item>
                <text:list-item>
                  <text:p text:style-name="P5"><text:span text:style-name="T5">分布式系统基础：定义（多节点协作）</text:span><text:span text:style-name="T4">2</text:span><text:span text:style-name="T5">，核心挑战（部分失败 </text:span><text:span text:style-name="T4">20</text:span><text:span text:style-name="T5">、并发、网络问题 </text:span><text:span text:style-name="T4">8</text:span><text:span text:style-name="T5">、时钟同步 </text:span><text:span text:style-name="T4">6</text:span><text:span text:style-name="T5">、协调与共识 </text:span><text:span text:style-name="T4">6</text:span><text:span text:style-name="T5">）。 </text:span></text:p>
                </text:list-item>
                <text:list-item>
                  <text:p text:style-name="P5"><text:span text:style-name="T3">CAP</text:span><text:span text:style-name="T5">理论：深入理解一致性（</text:span><text:span text:style-name="T3">Consistency, C - </text:span><text:span text:style-name="T5">所有节点同时看到相同数据 </text:span><text:span text:style-name="T4">22</text:span><text:span text:style-name="T5">）、可用性（</text:span><text:span text:style-name="T3">Availability, A - </text:span><text:span text:style-name="T5">总能收到非错误响应 </text:span><text:span text:style-name="T4">22</text:span><text:span text:style-name="T5">）、分区容错性（</text:span><text:span text:style-name="T3">Partition Tolerance, P - </text:span><text:span text:style-name="T5">网络分区下仍能运行 </text:span><text:span text:style-name="T4">22</text:span><text:span text:style-name="T5">）的精确定义。理解其核心权衡：由于</text:span><text:span text:style-name="T3">P</text:span><text:span text:style-name="T5">是必须保证的 </text:span><text:span text:style-name="T4">22</text:span><text:span text:style-name="T5">，系统设计必须在</text:span><text:span text:style-name="T3">C</text:span><text:span text:style-name="T5">和</text:span><text:span text:style-name="T3">A</text:span><text:span text:style-name="T5">之间选择（</text:span><text:span text:style-name="T3">CP vs AP</text:span><text:span text:style-name="T5">系统）</text:span><text:span text:style-name="T4">4</text:span><text:span text:style-name="T5">。 </text:span></text:p>
                </text:list-item>
              </text:list>
            </text:list-item>
            <text:list-item>
              <text:p text:style-name="P5"><text:span text:style-name="Strong_20_Emphasis"><text:span text:style-name="T5">推荐资源</text:span></text:span><text:span text:style-name="Strong_20_Emphasis"><text:span text:style-name="T3">:</text:span></text:span><text:span text:style-name="T3"> </text:span><text:span text:style-name="T5">阅读介绍虚拟化 </text:span><text:span text:style-name="T4">4</text:span><text:span text:style-name="T5">、容器化 </text:span><text:span text:style-name="T4">4</text:span><text:span text:style-name="T3"> </text:span><text:span text:style-name="T5">和 </text:span><text:span text:style-name="T3">CAP </text:span><text:span text:style-name="T5">理论 </text:span><text:span text:style-name="T4">5</text:span><text:span text:style-name="T3"> </text:span><text:span text:style-name="T5">的技术文章或文档。观看相关技术讲解视频。 </text:span></text:p>
            </text:list-item>
            <text:list-item>
              <text:p text:style-name="P5"><text:span text:style-name="Strong_20_Emphasis"><text:span text:style-name="T5">可检验成果</text:span></text:span><text:span text:style-name="Strong_20_Emphasis"><text:span text:style-name="T3">:</text:span></text:span><text:span text:style-name="T3"> </text:span><text:span text:style-name="T5">能够解释虚拟化和容器化的工作原理及主要区别。能够清晰阐述</text:span><text:span text:style-name="T3">CAP</text:span><text:span text:style-name="T5">理论的三个组成部分，并解释为什么必须在一致性和可用性之间做出权衡，以及</text:span><text:span text:style-name="T3">CP</text:span><text:span text:style-name="T5">和</text:span><text:span text:style-name="T3">AP</text:span><text:span text:style-name="T5">系统的特点。 </text:span></text:p>
            </text:list-item>
          </text:list>
        </text:list-item>
        <text:list-item>
          <text:p text:style-name="P5"><text:span text:style-name="Strong_20_Emphasis"><text:span text:style-name="T5">第 </text:span></text:span><text:span text:style-name="Strong_20_Emphasis"><text:span text:style-name="T3">3 </text:span></text:span><text:span text:style-name="Strong_20_Emphasis"><text:span text:style-name="T5">周：探索云平台与账户设置</text:span></text:span></text:p>
          <text:list>
            <text:list-item>
              <text:p text:style-name="P5"><text:span text:style-name="Strong_20_Emphasis"><text:span text:style-name="T5">学习目标</text:span></text:span><text:span text:style-name="Strong_20_Emphasis"><text:span text:style-name="T3">:</text:span></text:span><text:span text:style-name="T3"> </text:span><text:span text:style-name="T5">了解主流云平台，重点研究其免费套餐和学生优惠，选择一个平台并完成账户注册与基础设置。 </text:span></text:p>
            </text:list-item>
            <text:list-item>
              <text:p text:style-name="P5"><text:span text:style-name="Strong_20_Emphasis"><text:span text:style-name="T5">学习内容</text:span></text:span><text:span text:style-name="Strong_20_Emphasis"><text:span text:style-name="T3">:</text:span></text:span><text:span text:style-name="T3"> </text:span></text:p>
              <text:list>
                <text:list-item>
                  <text:p text:style-name="P5"><text:span text:style-name="T5">主流云平台概览：</text:span><text:span text:style-name="T3">AWS</text:span><text:span text:style-name="T5">、</text:span><text:span text:style-name="T3">Azure</text:span><text:span text:style-name="T5">、</text:span><text:span text:style-name="T3">Google Cloud (GCP) </text:span><text:span text:style-name="T5">的市场地位和大致特点 </text:span><text:span text:style-name="T4">6</text:span><text:span text:style-name="T5">。 </text:span></text:p>
                </text:list-item>
                <text:list-item>
                  <text:p text:style-name="P5"><text:span text:style-name="T5">免费资源对比：详细研究 </text:span><text:span text:style-name="T3">AWS (</text:span><text:span text:style-name="T5">免费套餐 </text:span><text:span text:style-name="T4">10</text:span><text:span text:style-name="T3">, AWS Educate )</text:span><text:span text:style-name="T5">、</text:span><text:span text:style-name="T3">Azure (</text:span><text:span text:style-name="T5">免费账户 </text:span><text:span text:style-name="T4">34</text:span><text:span text:style-name="T3">, Azure for Students , Azure for Students Starter </text:span><text:span text:style-name="T4">29</text:span><text:span text:style-name="T3">)</text:span><text:span text:style-name="T5">、</text:span><text:span text:style-name="T3">GCP (</text:span><text:span text:style-name="T5">免费</text:span><text:soft-page-break/><text:span text:style-name="T5">试用 </text:span><text:span text:style-name="T4">41</text:span><text:span text:style-name="T3">, </text:span><text:span text:style-name="T5">始终免费层 </text:span><text:span text:style-name="T3">) </text:span><text:span text:style-name="T5">的具体免费服务、额度、时长限制和申请条件（特别是信用卡要求 </text:span><text:span text:style-name="T4">44</text:span><text:span text:style-name="T5">）。参考 </text:span><text:span text:style-name="Strong_20_Emphasis"><text:span text:style-name="T5">表</text:span></text:span><text:span text:style-name="Strong_20_Emphasis"><text:span text:style-name="T3">1</text:span></text:span><text:span text:style-name="T5">。 </text:span></text:p>
                </text:list-item>
                <text:list-item>
                  <text:p text:style-name="P5"><text:span text:style-name="T5">平台选择：根据比较结果和个人偏好（如无信用卡要求 </text:span><text:span text:style-name="T4">14</text:span><text:span text:style-name="T5">），选择一个主攻平台。 </text:span></text:p>
                </text:list-item>
                <text:list-item>
                  <text:p text:style-name="P5"><text:span text:style-name="T5">账户注册与设置：完成所选平台的免费</text:span><text:span text:style-name="T3">/</text:span><text:span text:style-name="T5">学生账户注册 </text:span><text:span text:style-name="T4">11</text:span><text:span text:style-name="T5">。</text:span><text:span text:style-name="Strong_20_Emphasis"><text:span text:style-name="T5">关键步骤：</text:span></text:span><text:span text:style-name="T5"> 学习并设置预算</text:span><text:span text:style-name="T3">/</text:span><text:span text:style-name="T5">账单告警 </text:span><text:span text:style-name="T4">49</text:span><text:span text:style-name="T5">，了解并监控免费额度限制 </text:span><text:span text:style-name="T4">10</text:span><text:span text:style-name="T5">。 </text:span></text:p>
                </text:list-item>
              </text:list>
            </text:list-item>
            <text:list-item>
              <text:p text:style-name="P5"><text:span text:style-name="Strong_20_Emphasis"><text:span text:style-name="T5">推荐资源</text:span></text:span><text:span text:style-name="Strong_20_Emphasis"><text:span text:style-name="T3">:</text:span></text:span><text:span text:style-name="T3"> </text:span><text:span text:style-name="T5">各大云平台官网关于免费套餐和学生计划的最新页面 。平台账单告警设置文档 </text:span><text:span text:style-name="T4">51</text:span><text:span text:style-name="T5">。 </text:span></text:p>
            </text:list-item>
            <text:list-item>
              <text:p text:style-name="P5"><text:span text:style-name="Strong_20_Emphasis"><text:span text:style-name="T5">可检验成果</text:span></text:span><text:span text:style-name="Strong_20_Emphasis"><text:span text:style-name="T3">:</text:span></text:span><text:span text:style-name="T3"> </text:span><text:span text:style-name="T5">成功注册所选云平台的免费</text:span><text:span text:style-name="T3">/</text:span><text:span text:style-name="T5">学生账户。成功设置至少一个有效的预算或账单告警。 </text:span></text:p>
            </text:list-item>
          </text:list>
        </text:list-item>
        <text:list-item>
          <text:p text:style-name="P5"><text:span text:style-name="Strong_20_Emphasis"><text:span text:style-name="T5">第 </text:span></text:span><text:span text:style-name="Strong_20_Emphasis"><text:span text:style-name="T3">4 </text:span></text:span><text:span text:style-name="Strong_20_Emphasis"><text:span text:style-name="T5">周：熟悉平台与首次实验</text:span></text:span></text:p>
          <text:list>
            <text:list-item>
              <text:p text:style-name="P5"><text:span text:style-name="Strong_20_Emphasis"><text:span text:style-name="T5">学习目标</text:span></text:span><text:span text:style-name="Strong_20_Emphasis"><text:span text:style-name="T3">:</text:span></text:span><text:span text:style-name="T3"> </text:span><text:span text:style-name="T5">熟悉所选云平台的控制台界面和核心学习资源，完成第一个基础动手实验。 </text:span></text:p>
            </text:list-item>
            <text:list-item>
              <text:p text:style-name="P5"><text:span text:style-name="Strong_20_Emphasis"><text:span text:style-name="T5">学习内容</text:span></text:span><text:span text:style-name="Strong_20_Emphasis"><text:span text:style-name="T3">:</text:span></text:span><text:span text:style-name="T3"> </text:span></text:p>
              <text:list>
                <text:list-item>
                  <text:p text:style-name="P5"><text:span text:style-name="T5">官方学习平台探索：熟悉 </text:span><text:span text:style-name="T3">AWS Skill Builder </text:span><text:span text:style-name="T4">57</text:span><text:span text:style-name="T3">, Microsoft Learn , </text:span><text:span text:style-name="T5">或 </text:span><text:span text:style-name="T3">Google Cloud Skills Boost </text:span><text:span text:style-name="T4">18</text:span><text:span text:style-name="T5">。 </text:span></text:p>
                </text:list-item>
                <text:list-item>
                  <text:p text:style-name="P5"><text:span text:style-name="T5">控制台导航：学习如何找到核心服务（如</text:span><text:span text:style-name="T3">VM</text:span><text:span text:style-name="T5">、存储、网络、数据库）的管理界面。 </text:span></text:p>
                </text:list-item>
                <text:list-item>
                  <text:p text:style-name="P10">入门动手实验：选择一个官方提供的、针对初学者的简单实验。 </text:p>
                  <text:list>
                    <text:list-item>
                      <text:p text:style-name="P5"><text:span text:style-name="T3">AWS </text:span><text:span text:style-name="T5">示例：在 </text:span><text:span text:style-name="T3">Skill Builder </text:span><text:span text:style-name="T4">57</text:span><text:span text:style-name="T3"> </text:span><text:span text:style-name="T5">或 </text:span><text:span text:style-name="T3">Educate </text:span><text:span text:style-name="T4">44</text:span><text:span text:style-name="T3"> </text:span><text:span text:style-name="T5">中找到 </text:span><text:span text:style-name="T3">"</text:span><text:span text:style-name="T5">启动 </text:span><text:span text:style-name="T3">EC2 </text:span><text:span text:style-name="T5">实例</text:span><text:span text:style-name="T3">" </text:span><text:span text:style-name="T5">或类似实验。 </text:span></text:p>
                    </text:list-item>
                    <text:list-item>
                      <text:p text:style-name="P5"><text:span text:style-name="T3">Azure </text:span><text:span text:style-name="T5">示例：在 </text:span><text:span text:style-name="T3">Microsoft Learn </text:span><text:span text:style-name="T4">66</text:span><text:span text:style-name="T3"> </text:span><text:span text:style-name="T5">上完成 </text:span><text:span text:style-name="T3">AZ-900 </text:span><text:span text:style-name="T5">学习路径中的 </text:span><text:span text:style-name="T3">"</text:span><text:span text:style-name="T5">创建 </text:span><text:span text:style-name="T3">Azure </text:span><text:span text:style-name="T5">虚拟机</text:span><text:span text:style-name="T3">" </text:span><text:span text:style-name="T5">实验 </text:span><text:span text:style-name="T4">55</text:span><text:span text:style-name="T5">。 </text:span></text:p>
                    </text:list-item>
                    <text:list-item>
                      <text:p text:style-name="P5"><text:span text:style-name="T3">GCP </text:span><text:span text:style-name="T5">示例：在 </text:span><text:span text:style-name="T3">Skills Boost </text:span><text:span text:style-name="T4">61</text:span><text:span text:style-name="T3"> </text:span><text:span text:style-name="T5">或 </text:span><text:span text:style-name="T3">Coursera </text:span><text:span text:style-name="T4">43</text:span><text:span text:style-name="T3"> </text:span><text:span text:style-name="T5">上完成 </text:span><text:span text:style-name="T3">"Compute Engine </text:span><text:span text:style-name="T5">使用入门</text:span><text:span text:style-name="T3">" </text:span><text:span text:style-name="T5">实验 </text:span><text:span text:style-name="T4">33</text:span><text:span text:style-name="T5">。 </text:span></text:p>
                    </text:list-item>
                  </text:list>
                </text:list-item>
              </text:list>
            </text:list-item>
            <text:list-item>
              <text:p text:style-name="P5"><text:span text:style-name="Strong_20_Emphasis"><text:span text:style-name="T5">推荐资源</text:span></text:span><text:span text:style-name="Strong_20_Emphasis"><text:span text:style-name="T3">:</text:span></text:span><text:span text:style-name="T3"> </text:span><text:span text:style-name="T5">所选平台的官方学习网站 。 </text:span></text:p>
            </text:list-item>
            <text:list-item>
              <text:p text:style-name="P5"><text:span text:style-name="Strong_20_Emphasis"><text:span text:style-name="T5">可检验成果</text:span></text:span><text:span text:style-name="Strong_20_Emphasis"><text:span text:style-name="T3">:</text:span></text:span><text:span text:style-name="T3"> </text:span><text:span text:style-name="T5">能够熟练导航平台控制台找到常用服务。成功完成至少一个官方入门动手实验（例如，成功启动一个</text:span><text:span text:style-name="T3">VM</text:span><text:span text:style-name="T5">并能通过控制台看到其运行状态）。 </text:span></text:p>
            </text:list-item>
          </text:list>
        </text:list-item>
      </text:list>
      <text:p text:style-name="P4"><text:span text:style-name="Strong_20_Emphasis"><text:span text:style-name="T5">第二月：核心服务与容器化实践</text:span></text:span></text:p>
      <text:list xml:id="list4196069306" text:style-name="L2">
        <text:list-item>
          <text:p text:style-name="P6"><text:span text:style-name="Strong_20_Emphasis"><text:span text:style-name="T5">第 </text:span></text:span><text:span text:style-name="Strong_20_Emphasis"><text:span text:style-name="T3">5 </text:span></text:span><text:span text:style-name="Strong_20_Emphasis"><text:span text:style-name="T5">周：核心计算与对象存储实践</text:span></text:span></text:p>
          <text:list>
            <text:list-item>
              <text:p text:style-name="P6"><text:span text:style-name="Strong_20_Emphasis"><text:span text:style-name="T5">学习目标</text:span></text:span><text:span text:style-name="Strong_20_Emphasis"><text:span text:style-name="T3">:</text:span></text:span><text:span text:style-name="T3"> </text:span><text:span text:style-name="T5">掌握虚拟机的创建、配置、连接和基本管理。掌握对象存储的基本操作。 </text:span></text:p>
            </text:list-item>
            <text:list-item>
              <text:p text:style-name="P6"><text:soft-page-break/><text:span text:style-name="Strong_20_Emphasis"><text:span text:style-name="T5">学习内容</text:span></text:span><text:span text:style-name="Strong_20_Emphasis"><text:span text:style-name="T3">:</text:span></text:span><text:span text:style-name="T3"> </text:span></text:p>
              <text:list>
                <text:list-item>
                  <text:p text:style-name="P6"><text:span text:style-name="T5">虚拟机 </text:span><text:span text:style-name="T3">(VM)</text:span><text:span text:style-name="T5">：使用控制台或</text:span><text:span text:style-name="T3">CLI</text:span><text:span text:style-name="T5">创建</text:span><text:span text:style-name="T3">VM</text:span><text:span text:style-name="T5">（选择免费规格：</text:span><text:span text:style-name="T3">AWS t2/t3/t4g.micro </text:span><text:span text:style-name="T4">33</text:span><text:span text:style-name="T3">, Azure B1s/B2pts/B2ats </text:span><text:span text:style-name="T4">35</text:span><text:span text:style-name="T3">, GCP e2-micro </text:span><text:span text:style-name="T4">42</text:span><text:span text:style-name="T5">）。配置操作系统（</text:span><text:span text:style-name="T3">Linux</text:span><text:span text:style-name="T5">）、网络（关联</text:span><text:span text:style-name="T3">VNet/</text:span><text:span text:style-name="T5">子网）、安全组</text:span><text:span text:style-name="T3">/</text:span><text:span text:style-name="T5">防火墙（允许</text:span><text:span text:style-name="T3">SSH/HTTP</text:span><text:span text:style-name="T5">）。通过</text:span><text:span text:style-name="T3">SSH</text:span><text:span text:style-name="T5">连接</text:span><text:span text:style-name="T3">VM </text:span><text:span text:style-name="T4">31</text:span><text:span text:style-name="T5">。练习启动</text:span><text:span text:style-name="T3">/</text:span><text:span text:style-name="T5">停止</text:span><text:span text:style-name="T3">/</text:span><text:span text:style-name="T5">重启</text:span><text:span text:style-name="T3">VM</text:span><text:span text:style-name="T5">。了解可用性集</text:span><text:span text:style-name="T3">/</text:span><text:span text:style-name="T5">可用区 </text:span><text:span text:style-name="T4">81</text:span><text:span text:style-name="T3"> </text:span><text:span text:style-name="T5">和自动伸缩 </text:span><text:span text:style-name="T4">31</text:span><text:span text:style-name="T3"> </text:span><text:span text:style-name="T5">的概念。 </text:span></text:p>
                </text:list-item>
                <text:list-item>
                  <text:p text:style-name="P6"><text:span text:style-name="T5">对象存储 </text:span><text:span text:style-name="T3">(S3/Blob/GCS)</text:span><text:span text:style-name="T5">：创建存储桶</text:span><text:span text:style-name="T3">/</text:span><text:span text:style-name="T5">容器 </text:span><text:span text:style-name="T4">33</text:span><text:span text:style-name="T5">。上传</text:span><text:span text:style-name="T3">/</text:span><text:span text:style-name="T5">下载文件 </text:span><text:span text:style-name="T4">84</text:span><text:span text:style-name="T5">。设置基本访问权限（公开读</text:span><text:span text:style-name="T3">/</text:span><text:span text:style-name="T5">私有）。了解不同存储层级概念 </text:span><text:span text:style-name="T4">36</text:span><text:span text:style-name="T5">。 </text:span></text:p>
                </text:list-item>
              </text:list>
            </text:list-item>
            <text:list-item>
              <text:p text:style-name="P6"><text:span text:style-name="Strong_20_Emphasis"><text:span text:style-name="T5">推荐资源</text:span></text:span><text:span text:style-name="Strong_20_Emphasis"><text:span text:style-name="T3">:</text:span></text:span><text:span text:style-name="T3"> </text:span><text:span text:style-name="T5">平台官方</text:span><text:span text:style-name="T3">VM </text:span><text:span text:style-name="T5">和对象存储 的文档和动手实验。 </text:span></text:p>
            </text:list-item>
            <text:list-item>
              <text:p text:style-name="P6"><text:span text:style-name="Strong_20_Emphasis"><text:span text:style-name="T5">可检验成果</text:span></text:span><text:span text:style-name="Strong_20_Emphasis"><text:span text:style-name="T3">:</text:span></text:span><text:span text:style-name="T3"> </text:span><text:span text:style-name="T5">成功创建一台</text:span><text:span text:style-name="T3">Linux VM</text:span><text:span text:style-name="T5">，通过</text:span><text:span text:style-name="T3">SSH</text:span><text:span text:style-name="T5">连接上去。在这台</text:span><text:span text:style-name="T3">VM</text:span><text:span text:style-name="T5">上安装一个简单的</text:span><text:span text:style-name="T3">Web</text:span><text:span text:style-name="T5">服务器（如</text:span><text:span text:style-name="T3">Nginx</text:span><text:span text:style-name="T5">或</text:span><text:span text:style-name="T3">Apache</text:span><text:span text:style-name="T5">）。配置安全组</text:span><text:span text:style-name="T3">/</text:span><text:span text:style-name="T5">防火墙允许</text:span><text:span text:style-name="T3">HTTP</text:span><text:span text:style-name="T5">访问。通过</text:span><text:span text:style-name="T3">VM</text:span><text:span text:style-name="T5">的公网</text:span><text:span text:style-name="T3">IP</text:span><text:span text:style-name="T5">地址在浏览器中访问默认的</text:span><text:span text:style-name="T3">Web</text:span><text:span text:style-name="T5">服务器页面。成功创建一个对象存储桶</text:span><text:span text:style-name="T3">/</text:span><text:span text:style-name="T5">容器，上传一个文本文件，并将其设置为公开可读，通过</text:span><text:span text:style-name="T3">URL</text:span><text:span text:style-name="T5">访问该文件。 </text:span></text:p>
            </text:list-item>
          </text:list>
        </text:list-item>
        <text:list-item>
          <text:p text:style-name="P6"><text:span text:style-name="Strong_20_Emphasis"><text:span text:style-name="T5">第 </text:span></text:span><text:span text:style-name="Strong_20_Emphasis"><text:span text:style-name="T3">6 </text:span></text:span><text:span text:style-name="Strong_20_Emphasis"><text:span text:style-name="T5">周：块存储、文件存储与无服务器初探</text:span></text:span></text:p>
          <text:list>
            <text:list-item>
              <text:p text:style-name="P6"><text:span text:style-name="Strong_20_Emphasis"><text:span text:style-name="T5">学习目标</text:span></text:span><text:span text:style-name="Strong_20_Emphasis"><text:span text:style-name="T3">:</text:span></text:span><text:span text:style-name="T3"> </text:span><text:span text:style-name="T5">理解并实践块存储（</text:span><text:span text:style-name="T3">VM</text:span><text:span text:style-name="T5">磁盘）和文件存储的概念。初步了解无服务器计算。 </text:span></text:p>
            </text:list-item>
            <text:list-item>
              <text:p text:style-name="P6"><text:span text:style-name="Strong_20_Emphasis"><text:span text:style-name="T5">学习内容</text:span></text:span><text:span text:style-name="Strong_20_Emphasis"><text:span text:style-name="T3">:</text:span></text:span><text:span text:style-name="T3"> </text:span></text:p>
              <text:list>
                <text:list-item>
                  <text:p text:style-name="P6"><text:span text:style-name="T5">块存储 </text:span><text:span text:style-name="T3">(EBS/Managed Disks/Persistent Disks)</text:span><text:span text:style-name="T5">：创建</text:span><text:span text:style-name="T3">VM</text:span><text:span text:style-name="T5">时配置启动盘和数据盘 </text:span><text:span text:style-name="T4">31</text:span><text:span text:style-name="T5">。为运行中的</text:span><text:span text:style-name="T3">VM</text:span><text:span text:style-name="T5">挂载</text:span><text:span text:style-name="T3">/</text:span><text:span text:style-name="T5">卸载数据盘。学习创建磁盘快照（</text:span><text:span text:style-name="T3">Snapshot</text:span><text:span text:style-name="T5">）</text:span><text:span text:style-name="T4">33</text:span><text:span text:style-name="T5">。 </text:span></text:p>
                </text:list-item>
                <text:list-item>
                  <text:p text:style-name="P6"><text:span text:style-name="T5">文件存储 </text:span><text:span text:style-name="T3">(EFS/Azure Files/Filestore)</text:span><text:span text:style-name="T5">：理解其作为共享文件系统的用途 </text:span><text:span text:style-name="T4">31</text:span><text:span text:style-name="T5">。 </text:span></text:p>
                </text:list-item>
                <text:list-item>
                  <text:p text:style-name="P6"><text:span text:style-name="T5">无服务器计算 </text:span><text:span text:style-name="T3">(Lambda/Functions/Cloud Functions)</text:span><text:span text:style-name="T5">：理解其基本概念（运行代码无需管理服务器 </text:span><text:span text:style-name="T4">88</text:span><text:span text:style-name="T5">、事件驱动 </text:span><text:span text:style-name="T4">4</text:span><text:span text:style-name="T5">、按执行付费 </text:span><text:span text:style-name="T4">4</text:span><text:span text:style-name="T5">）。 </text:span></text:p>
                </text:list-item>
              </text:list>
            </text:list-item>
            <text:list-item>
              <text:p text:style-name="P6"><text:span text:style-name="Strong_20_Emphasis"><text:span text:style-name="T5">推荐资源</text:span></text:span><text:span text:style-name="Strong_20_Emphasis"><text:span text:style-name="T3">:</text:span></text:span><text:span text:style-name="T3"> </text:span><text:span text:style-name="T5">平台官方块存储 </text:span><text:span text:style-name="T4">31</text:span><text:span text:style-name="T5">、文件存储 </text:span><text:span text:style-name="T4">31</text:span><text:span text:style-name="T3"> </text:span><text:span text:style-name="T5">和无服务器计算 </text:span><text:span text:style-name="T4">4</text:span><text:span text:style-name="T3"> </text:span><text:span text:style-name="T5">的文档和教程。 </text:span></text:p>
            </text:list-item>
            <text:list-item>
              <text:p text:style-name="P6"><text:span text:style-name="Strong_20_Emphasis"><text:span text:style-name="T5">可检验成果</text:span></text:span><text:span text:style-name="Strong_20_Emphasis"><text:span text:style-name="T3">:</text:span></text:span><text:span text:style-name="T3"> </text:span><text:span text:style-name="T5">成功为第</text:span><text:span text:style-name="T3">5</text:span><text:span text:style-name="T5">周创建的</text:span><text:span text:style-name="T3">VM</text:span><text:span text:style-name="T5">添加一块新的数据盘。在</text:span><text:span text:style-name="T3">VM</text:span><text:span text:style-name="T5">内部格式化该磁盘，创建一个文件系统，挂载到某个目录，并在该目录中创建一个文件。成功创建该数据盘的快照。</text:span><text:span text:style-name="Strong_20_Emphasis"><text:span text:style-name="T5">（可选）</text:span></text:span><text:span text:style-name="T5"> 成功部署并触发一个“</text:span><text:span text:style-name="T3">Hello World”</text:span><text:span text:style-name="T5">级别的无服务器函数，并能在日志中看到其输出。 </text:span></text:p>
            </text:list-item>
          </text:list>
        </text:list-item>
        <text:list-item>
          <text:p text:style-name="P6"><text:span text:style-name="Strong_20_Emphasis"><text:span text:style-name="T5">第 </text:span></text:span><text:span text:style-name="Strong_20_Emphasis"><text:span text:style-name="T3">7 </text:span></text:span><text:span text:style-name="Strong_20_Emphasis"><text:span text:style-name="T5">周：核心网络与数据库服务实践</text:span></text:span></text:p>
          <text:list>
            <text:list-item>
              <text:p text:style-name="P6"><text:span text:style-name="Strong_20_Emphasis"><text:span text:style-name="T5">学习目标</text:span></text:span><text:span text:style-name="Strong_20_Emphasis"><text:span text:style-name="T3">:</text:span></text:span><text:span text:style-name="T3"> </text:span><text:span text:style-name="T5">掌握虚拟网络、子网、网络安全的基本配置。掌握托管关系型数据库和基础</text:span><text:span text:style-name="T3">NoSQL</text:span><text:span text:style-name="T5">数据库的使用。 </text:span></text:p>
            </text:list-item>
            <text:list-item>
              <text:p text:style-name="P6"><text:span text:style-name="Strong_20_Emphasis"><text:span text:style-name="T5">学习内容</text:span></text:span><text:span text:style-name="Strong_20_Emphasis"><text:span text:style-name="T3">:</text:span></text:span><text:span text:style-name="T3"> </text:span></text:p>
              <text:list>
                <text:list-item>
                  <text:p text:style-name="P6"><text:soft-page-break/><text:span text:style-name="T5">虚拟网络 </text:span><text:span text:style-name="T3">(VPC/VNet)</text:span><text:span text:style-name="T5">：创建虚拟网络 </text:span><text:span text:style-name="T4">90</text:span><text:span text:style-name="T5">。划分至少两个子网 </text:span><text:span text:style-name="T4">67</text:span><text:span text:style-name="T5">。将</text:span><text:span text:style-name="T3">VM</text:span><text:span text:style-name="T5">部署到特定子网。理解私有</text:span><text:span text:style-name="T3">IP</text:span><text:span text:style-name="T5">范围和基本路由 </text:span><text:span text:style-name="T4">90</text:span><text:span text:style-name="T5">。了解网络对等连接 </text:span><text:span text:style-name="T4">67</text:span><text:span text:style-name="T3"> </text:span><text:span text:style-name="T5">和负载均衡 </text:span><text:span text:style-name="T4">82</text:span><text:span text:style-name="T3"> </text:span><text:span text:style-name="T5">的概念。 </text:span></text:p>
                </text:list-item>
                <text:list-item>
                  <text:p text:style-name="P6"><text:span text:style-name="T5">网络安全：配置网络安全组 </text:span><text:span text:style-name="T3">(NSG) </text:span><text:span text:style-name="T4">83</text:span><text:span text:style-name="T3"> </text:span><text:span text:style-name="T5">或防火墙规则 </text:span><text:span text:style-name="T4">63</text:span><text:span text:style-name="T5">，添加入站规则（如允许</text:span><text:span text:style-name="T3">SSH 22, HTTP 80</text:span><text:span text:style-name="T5">，限制源</text:span><text:span text:style-name="T3">IP</text:span><text:span text:style-name="T5">）。 </text:span></text:p>
                </text:list-item>
                <text:list-item>
                  <text:p text:style-name="P6"><text:span text:style-name="T5">托管关系型数据库 </text:span><text:span text:style-name="T3">(RDS/SQL Database/Cloud SQL)</text:span><text:span text:style-name="T5">：创建实例（</text:span><text:span text:style-name="T3">MySQL/PostgreSQL</text:span><text:span text:style-name="T5">，免费规格）</text:span><text:span text:style-name="T4">31</text:span><text:span text:style-name="T5">。配置网络访问规则。使用客户端工具（如</text:span><text:span text:style-name="T3">mysql client, DBeaver, Azure Data Studio </text:span><text:span text:style-name="T4">97</text:span><text:span text:style-name="T5">）从</text:span><text:span text:style-name="T3">VM</text:span><text:span text:style-name="T5">连接数据库。 </text:span></text:p>
                </text:list-item>
                <text:list-item>
                  <text:p text:style-name="P6"><text:span text:style-name="T5">托管</text:span><text:span text:style-name="T3">NoSQL</text:span><text:span text:style-name="T5">数据库 </text:span><text:span text:style-name="T3">(DynamoDB/Cosmos DB/Firestore)</text:span><text:span text:style-name="T5">：创建数据库</text:span><text:span text:style-name="T3">/</text:span><text:span text:style-name="T5">集合 </text:span><text:span text:style-name="T4">31</text:span><text:span text:style-name="T5">。插入几条数据并执行简单查询。 </text:span></text:p>
                </text:list-item>
              </text:list>
            </text:list-item>
            <text:list-item>
              <text:p text:style-name="P6"><text:span text:style-name="Strong_20_Emphasis"><text:span text:style-name="T5">推荐资源</text:span></text:span><text:span text:style-name="Strong_20_Emphasis"><text:span text:style-name="T3">:</text:span></text:span><text:span text:style-name="T3"> </text:span><text:span text:style-name="T5">平台官方虚拟网络 、网络安全 </text:span><text:span text:style-name="T4">63</text:span><text:span text:style-name="T5">、托管数据库 的文档和动手实验。 </text:span></text:p>
            </text:list-item>
            <text:list-item>
              <text:p text:style-name="P6"><text:span text:style-name="Strong_20_Emphasis"><text:span text:style-name="T5">可检验成果</text:span></text:span><text:span text:style-name="Strong_20_Emphasis"><text:span text:style-name="T3">:</text:span></text:span><text:span text:style-name="T3"> </text:span><text:span text:style-name="T5">成功创建一个包含两个子网的</text:span><text:span text:style-name="T3">VNet/VPC</text:span><text:span text:style-name="T5">。在一个子网中部署一台</text:span><text:span text:style-name="T3">VM</text:span><text:span text:style-name="T5">（</text:span><text:span text:style-name="T3">Web</text:span><text:span text:style-name="T5">服务器），在另一个子网中部署一台</text:span><text:span text:style-name="T3">VM</text:span><text:span text:style-name="T5">（客户端）。配置</text:span><text:span text:style-name="T3">NSG/</text:span><text:span text:style-name="T5">防火墙规则，使得客户端</text:span><text:span text:style-name="T3">VM</text:span><text:span text:style-name="T5">可以访问</text:span><text:span text:style-name="T3">Web</text:span><text:span text:style-name="T5">服务器</text:span><text:span text:style-name="T3">VM</text:span><text:span text:style-name="T5">的</text:span><text:span text:style-name="T3">HTTP</text:span><text:span text:style-name="T5">端口，但外部无法访问。成功创建一个托管</text:span><text:span text:style-name="T3">MySQL</text:span><text:span text:style-name="T5">数据库，并从</text:span><text:span text:style-name="T3">Web</text:span><text:span text:style-name="T5">服务器</text:span><text:span text:style-name="T3">VM</text:span><text:span text:style-name="T5">成功连接到该数据库，执行简单的</text:span><text:span text:style-name="T3">SQL</text:span><text:span text:style-name="T5">查询（如 </text:span><text:span text:style-name="Source_20_Text"><text:span text:style-name="T3">SHOW DATABASES;</text:span></text:span><text:span text:style-name="T5">）。 </text:span></text:p>
            </text:list-item>
          </text:list>
        </text:list-item>
        <text:list-item>
          <text:p text:style-name="P6"><text:span text:style-name="Strong_20_Emphasis"><text:span text:style-name="T5">第 </text:span></text:span><text:span text:style-name="Strong_20_Emphasis"><text:span text:style-name="T3">8 </text:span></text:span><text:span text:style-name="Strong_20_Emphasis"><text:span text:style-name="T5">周：</text:span></text:span><text:span text:style-name="Strong_20_Emphasis"><text:span text:style-name="T3">Docker </text:span></text:span><text:span text:style-name="Strong_20_Emphasis"><text:span text:style-name="T5">基础与应用容器化</text:span></text:span></text:p>
          <text:list>
            <text:list-item>
              <text:p text:style-name="P6"><text:span text:style-name="Strong_20_Emphasis"><text:span text:style-name="T5">学习目标</text:span></text:span><text:span text:style-name="Strong_20_Emphasis"><text:span text:style-name="T3">:</text:span></text:span><text:span text:style-name="T3"> </text:span><text:span text:style-name="T5">理解</text:span><text:span text:style-name="T3">Docker</text:span><text:span text:style-name="T5">核心概念，掌握</text:span><text:span text:style-name="T3">Dockerfile</text:span><text:span text:style-name="T5">编写，能够将自己的</text:span><text:span text:style-name="T3">Web</text:span><text:span text:style-name="T5">应用容器化并在本地运行。 </text:span></text:p>
            </text:list-item>
            <text:list-item>
              <text:p text:style-name="P6"><text:span text:style-name="Strong_20_Emphasis"><text:span text:style-name="T5">学习内容</text:span></text:span><text:span text:style-name="Strong_20_Emphasis"><text:span text:style-name="T3">:</text:span></text:span><text:span text:style-name="T3"> </text:span></text:p>
              <text:list>
                <text:list-item>
                  <text:p text:style-name="P6"><text:span text:style-name="T3">Docker </text:span><text:span text:style-name="T5">基础：为什么用容器（环境一致性 </text:span><text:span text:style-name="T4">7</text:span><text:span text:style-name="T5">、可移植性 </text:span><text:span text:style-name="T4">7</text:span><text:span text:style-name="T5">、资源效率 </text:span><text:span text:style-name="T4">4</text:span><text:span text:style-name="T5">）。核心概念（镜像 </text:span><text:span text:style-name="T4">4</text:span><text:span text:style-name="T5">、容器 </text:span><text:span text:style-name="T4">4</text:span><text:span text:style-name="T5">、</text:span><text:span text:style-name="T3">Dockerfile </text:span><text:span text:style-name="T4">106</text:span><text:span text:style-name="T5">、仓库 </text:span><text:span text:style-name="T4">31</text:span><text:span text:style-name="T5">）。 </text:span></text:p>
                </text:list-item>
                <text:list-item>
                  <text:p text:style-name="P6"><text:span text:style-name="T5">动手实践：安装 </text:span><text:span text:style-name="T3">Docker Desktop</text:span><text:span text:style-name="T5">。为之前的</text:span><text:span text:style-name="T3">Python Django</text:span><text:span text:style-name="T5">项目编写</text:span><text:span text:style-name="Source_20_Text"><text:span text:style-name="T3">Dockerfile</text:span></text:span><text:span text:style-name="T5">（选择基础镜像、复制代码、安装依赖、暴露端口、启动命令）。使用</text:span><text:span text:style-name="Source_20_Text"><text:span text:style-name="T3">docker build</text:span></text:span><text:span text:style-name="T5">构建镜像。使用</text:span><text:span text:style-name="Source_20_Text"><text:span text:style-name="T3">docker run</text:span></text:span><text:span text:style-name="T5">本地运行容器（注意端口映射）。 </text:span></text:p>
                </text:list-item>
                <text:list-item>
                  <text:p text:style-name="P6"><text:span text:style-name="T5">镜像推送：（可选）注册</text:span><text:span text:style-name="T3">Docker Hub</text:span><text:span text:style-name="T5">账号，使用</text:span><text:span text:style-name="Source_20_Text"><text:span text:style-name="T3">docker tag</text:span></text:span><text:span text:style-name="T5">和</text:span><text:span text:style-name="Source_20_Text"><text:span text:style-name="T3">docker push</text:span></text:span><text:span text:style-name="T5">推送镜像。或学习推送到云平台容器仓库（</text:span><text:span text:style-name="T3">ACR/ECR/Artifact Registry</text:span><text:span text:style-name="T5">）</text:span><text:span text:style-name="T4">31</text:span><text:span text:style-name="T5">。 </text:span></text:p>
                </text:list-item>
              </text:list>
            </text:list-item>
            <text:list-item>
              <text:p text:style-name="P6"><text:span text:style-name="Strong_20_Emphasis"><text:span text:style-name="T5">推荐资源</text:span></text:span><text:span text:style-name="Strong_20_Emphasis"><text:span text:style-name="T3">:</text:span></text:span><text:span text:style-name="T3"> Docker</text:span><text:span text:style-name="T5">官方文档和入门教程。云平台容器仓库文档 </text:span><text:span text:style-name="T4">31</text:span><text:span text:style-name="T5">。 </text:span></text:p>
            </text:list-item>
            <text:list-item>
              <text:p text:style-name="P6"><text:soft-page-break/><text:span text:style-name="Strong_20_Emphasis"><text:span text:style-name="T5">可检验成果</text:span></text:span><text:span text:style-name="Strong_20_Emphasis"><text:span text:style-name="T3">:</text:span></text:span><text:span text:style-name="T3"> </text:span><text:span text:style-name="T5">成功为您的</text:span><text:span text:style-name="T3">Python Django</text:span><text:span text:style-name="T5">项目编写</text:span><text:span text:style-name="Source_20_Text"><text:span text:style-name="T3">Dockerfile</text:span></text:span><text:span text:style-name="T5">。使用</text:span><text:span text:style-name="Source_20_Text"><text:span text:style-name="T3">docker build</text:span></text:span><text:span text:style-name="T5">成功构建镜像。使用</text:span><text:span text:style-name="Source_20_Text"><text:span text:style-name="T3">docker run</text:span></text:span><text:span text:style-name="T5">在本地成功运行容器，并通过浏览器访问到</text:span><text:span text:style-name="T3">Django</text:span><text:span text:style-name="T5">应用的界面。</text:span><text:span text:style-name="Strong_20_Emphasis"><text:span text:style-name="T5">（可选）</text:span></text:span><text:span text:style-name="T5"> 成功将镜像推送到</text:span><text:span text:style-name="T3">Docker Hub</text:span><text:span text:style-name="T5">或云平台容器仓库。 </text:span></text:p>
            </text:list-item>
          </text:list>
        </text:list-item>
      </text:list>
      <text:p text:style-name="P4"><text:span text:style-name="Strong_20_Emphasis"><text:span text:style-name="T5">第三月：构建分布式应用与提升竞争力</text:span></text:span></text:p>
      <text:list xml:id="list2885103173" text:style-name="L3">
        <text:list-item>
          <text:p text:style-name="P7"><text:span text:style-name="Strong_20_Emphasis"><text:span text:style-name="T5">第 </text:span></text:span><text:span text:style-name="Strong_20_Emphasis"><text:span text:style-name="T3">9 </text:span></text:span><text:span text:style-name="Strong_20_Emphasis"><text:span text:style-name="T5">周：</text:span></text:span><text:span text:style-name="Strong_20_Emphasis"><text:span text:style-name="T3">Kubernetes </text:span></text:span><text:span text:style-name="Strong_20_Emphasis"><text:span text:style-name="T5">基础与集群交互</text:span></text:span></text:p>
          <text:list>
            <text:list-item>
              <text:p text:style-name="P7"><text:span text:style-name="Strong_20_Emphasis"><text:span text:style-name="T5">学习目标</text:span></text:span><text:span text:style-name="Strong_20_Emphasis"><text:span text:style-name="T3">:</text:span></text:span><text:span text:style-name="T3"> </text:span><text:span text:style-name="T5">理解</text:span><text:span text:style-name="T3">Kubernetes</text:span><text:span text:style-name="T5">的核心概念和解决的问题，了解托管</text:span><text:span text:style-name="T3">K8s</text:span><text:span text:style-name="T5">服务，并能使用</text:span><text:span text:style-name="Source_20_Text"><text:span text:style-name="T3">kubectl</text:span></text:span><text:span text:style-name="T5">与集群交互。 </text:span></text:p>
            </text:list-item>
            <text:list-item>
              <text:p text:style-name="P7"><text:span text:style-name="Strong_20_Emphasis"><text:span text:style-name="T5">学习内容</text:span></text:span><text:span text:style-name="Strong_20_Emphasis"><text:span text:style-name="T3">:</text:span></text:span><text:span text:style-name="T3"> </text:span></text:p>
              <text:list>
                <text:list-item>
                  <text:p text:style-name="P7"><text:span text:style-name="T5">为什么需要</text:span><text:span text:style-name="T3">Kubernetes</text:span><text:span text:style-name="T5">：解决容器编排问题（部署、扩展、网络、自愈）</text:span><text:span text:style-name="T4">81</text:span><text:span text:style-name="T5">。 </text:span></text:p>
                </text:list-item>
                <text:list-item>
                  <text:p text:style-name="P7"><text:span text:style-name="T5">核心概念：集群 </text:span><text:span text:style-name="T4">81</text:span><text:span text:style-name="T5">、节点 </text:span><text:span text:style-name="T4">81</text:span><text:span text:style-name="T5">、</text:span><text:span text:style-name="T3">Pod </text:span><text:span text:style-name="T4">81</text:span><text:span text:style-name="T5">、服务 </text:span><text:span text:style-name="T4">81</text:span><text:span text:style-name="T5">、部署 </text:span><text:span text:style-name="T4">108</text:span><text:span text:style-name="T5">、命名空间 </text:span><text:span text:style-name="T4">94</text:span><text:span text:style-name="T5">、</text:span><text:span text:style-name="T3">Ingress </text:span><text:span text:style-name="T4">81</text:span><text:span text:style-name="T5">。 </text:span></text:p>
                </text:list-item>
                <text:list-item>
                  <text:p text:style-name="P7"><text:span text:style-name="T5">托管</text:span><text:span text:style-name="T3">Kubernetes (AKS/EKS/GKE)</text:span><text:span text:style-name="T5">：优势（简化控制平面管理）</text:span><text:span text:style-name="T4">4</text:span><text:span text:style-name="T5">。了解免费套餐选项 </text:span><text:span text:style-name="T4">36</text:span><text:span text:style-name="T5">。 </text:span></text:p>
                </text:list-item>
                <text:list-item>
                  <text:p text:style-name="P7"><text:span text:style-name="T5">环境选择与设置：本地（</text:span><text:span text:style-name="T3">Docker Desktop K8s / Minikube</text:span><text:span text:style-name="T5">）或云端托管</text:span><text:span text:style-name="T3">K8s</text:span><text:span text:style-name="T5">。安装</text:span><text:span text:style-name="Source_20_Text"><text:span text:style-name="T3">kubectl</text:span></text:span><text:span text:style-name="T5">。配置</text:span><text:span text:style-name="Source_20_Text"><text:span text:style-name="T3">kubectl</text:span></text:span><text:span text:style-name="T5">连接集群（云平台通常提供命令 </text:span><text:span text:style-name="T4">112</text:span><text:span text:style-name="T5">）。 </text:span></text:p>
                </text:list-item>
              </text:list>
            </text:list-item>
            <text:list-item>
              <text:p text:style-name="P7"><text:span text:style-name="Strong_20_Emphasis"><text:span text:style-name="T5">推荐资源</text:span></text:span><text:span text:style-name="Strong_20_Emphasis"><text:span text:style-name="T3">:</text:span></text:span><text:span text:style-name="T3"> Kubernetes</text:span><text:span text:style-name="T5">官方文档和教程。所选云平台托管</text:span><text:span text:style-name="T3">K8s</text:span><text:span text:style-name="T5">服务（</text:span><text:span text:style-name="T3">AKS </text:span><text:span text:style-name="T4">31</text:span><text:span text:style-name="T3">, EKS </text:span><text:span text:style-name="T4">31</text:span><text:span text:style-name="T3">, GKE </text:span><text:span text:style-name="T4">4</text:span><text:span text:style-name="T5">）的文档和快速入门 。 </text:span></text:p>
            </text:list-item>
            <text:list-item>
              <text:p text:style-name="P7"><text:span text:style-name="Strong_20_Emphasis"><text:span text:style-name="T5">可检验成果</text:span></text:span><text:span text:style-name="Strong_20_Emphasis"><text:span text:style-name="T3">:</text:span></text:span><text:span text:style-name="T3"> </text:span><text:span text:style-name="T5">成功安装</text:span><text:span text:style-name="Source_20_Text"><text:span text:style-name="T3">kubectl</text:span></text:span><text:span text:style-name="T5">。成功配置</text:span><text:span text:style-name="Source_20_Text"><text:span text:style-name="T3">kubectl</text:span></text:span><text:span text:style-name="T5">连接到一个</text:span><text:span text:style-name="T3">Kubernetes</text:span><text:span text:style-name="T5">集群（本地或云端）。使用</text:span><text:span text:style-name="Source_20_Text"><text:span text:style-name="T3">kubectl get nodes</text:span></text:span><text:span text:style-name="T5">命令成功列出集群中的节点及其状态。 </text:span></text:p>
            </text:list-item>
          </text:list>
        </text:list-item>
        <text:list-item>
          <text:p text:style-name="P7"><text:span text:style-name="Strong_20_Emphasis"><text:span text:style-name="T5">第 </text:span></text:span><text:span text:style-name="Strong_20_Emphasis"><text:span text:style-name="T3">10 </text:span></text:span><text:span text:style-name="Strong_20_Emphasis"><text:span text:style-name="T5">周：</text:span></text:span><text:span text:style-name="Strong_20_Emphasis"><text:span text:style-name="T3">Kubernetes </text:span></text:span><text:span text:style-name="Strong_20_Emphasis"><text:span text:style-name="T5">部署与服务暴露</text:span></text:span></text:p>
          <text:list>
            <text:list-item>
              <text:p text:style-name="P7"><text:span text:style-name="Strong_20_Emphasis"><text:span text:style-name="T5">学习目标</text:span></text:span><text:span text:style-name="Strong_20_Emphasis"><text:span text:style-name="T3">:</text:span></text:span><text:span text:style-name="T3"> </text:span><text:span text:style-name="T5">掌握使用</text:span><text:span text:style-name="T3">YAML</text:span><text:span text:style-name="T5">文件定义</text:span><text:span text:style-name="T3">Kubernetes Deployment</text:span><text:span text:style-name="T5">和</text:span><text:span text:style-name="T3">Service</text:span><text:span text:style-name="T5">，将容器化应用部署到</text:span><text:span text:style-name="T3">K8s</text:span><text:span text:style-name="T5">并使其可访问。初步了解微服务概念。 </text:span></text:p>
            </text:list-item>
            <text:list-item>
              <text:p text:style-name="P7"><text:span text:style-name="Strong_20_Emphasis"><text:span text:style-name="T5">学习内容</text:span></text:span><text:span text:style-name="Strong_20_Emphasis"><text:span text:style-name="T3">:</text:span></text:span><text:span text:style-name="T3"> </text:span></text:p>
              <text:list>
                <text:list-item>
                  <text:p text:style-name="P7"><text:span text:style-name="T3">Kubernetes</text:span><text:span text:style-name="T5">部署实践：编写</text:span><text:span text:style-name="Source_20_Text"><text:span text:style-name="T3">Deployment</text:span></text:span><text:span text:style-name="T3"> YAML</text:span><text:span text:style-name="T5">文件（指定镜像、副本数）。使用</text:span><text:span text:style-name="Source_20_Text"><text:span text:style-name="T3">kubectl apply -f deployment.yaml</text:span></text:span><text:span text:style-name="T5">部署。使用</text:span><text:span text:style-name="Source_20_Text"><text:span text:style-name="T3">kubectl get pods</text:span></text:span><text:span text:style-name="T5">查看状态。编写</text:span><text:span text:style-name="Source_20_Text"><text:span text:style-name="T3">Service</text:span></text:span><text:span text:style-name="T3"> YAML</text:span><text:span text:style-name="T5">文件（类型</text:span><text:span text:style-name="Source_20_Text"><text:span text:style-name="T3">LoadBalancer</text:span></text:span><text:span text:style-name="T5">或</text:span><text:span text:style-name="Source_20_Text"><text:span text:style-name="T3">NodePort</text:span></text:span><text:span text:style-name="T5">）。使用</text:span><text:span text:style-name="Source_20_Text"><text:span text:style-name="T3">kubectl apply -f service.yaml</text:span></text:span><text:span text:style-name="T5">创建服务。使用</text:span><text:span text:style-name="Source_20_Text"><text:span text:style-name="T3">kubectl get services</text:span></text:span><text:span text:style-name="T5">获取访问</text:span><text:span text:style-name="T3">IP/</text:span><text:span text:style-name="T5">端口。 </text:span></text:p>
                </text:list-item>
                <text:list-item>
                  <text:p text:style-name="P7"><text:span text:style-name="T5">微服务架构简介：定义（小型、独立服务），与单体对比 </text:span><text:span text:style-name="T4">19</text:span><text:span text:style-name="T5">，优势与挑战 </text:span><text:span text:style-name="T4">28</text:span><text:span text:style-name="T5">。 </text:span></text:p>
                </text:list-item>
                <text:list-item>
                  <text:p text:style-name="P7"><text:span text:style-name="T5">分布式模式初探：</text:span><text:span text:style-name="T3">API</text:span><text:span text:style-name="T5">网关（</text:span><text:span text:style-name="T3">Ingress </text:span><text:span text:style-name="T4">81</text:span><text:span text:style-name="T5">）、服务发现（</text:span><text:span text:style-name="T3">K8s Service </text:span><text:span text:style-name="T4">28</text:span><text:span text:style-name="T5">）。 </text:span></text:p>
                </text:list-item>
              </text:list>
            </text:list-item>
            <text:list-item>
              <text:p text:style-name="P7"><text:span text:style-name="Strong_20_Emphasis"><text:span text:style-name="T5">推荐资源</text:span></text:span><text:span text:style-name="Strong_20_Emphasis"><text:span text:style-name="T3">:</text:span></text:span><text:span text:style-name="T3"> Kubernetes Deployment </text:span><text:span text:style-name="T4">108</text:span><text:span text:style-name="T3"> </text:span><text:span text:style-name="T5">和 </text:span><text:span text:style-name="T3">Service </text:span><text:span text:style-name="T4">81</text:span><text:span text:style-name="T3"> </text:span><text:span text:style-name="T5">文档。微服务入门文章 。 </text:span></text:p>
            </text:list-item>
            <text:list-item>
              <text:p text:style-name="P7"><text:soft-page-break/><text:span text:style-name="Strong_20_Emphasis"><text:span text:style-name="T5">可检验成果</text:span></text:span><text:span text:style-name="Strong_20_Emphasis"><text:span text:style-name="T3">:</text:span></text:span><text:span text:style-name="T3"> </text:span><text:span text:style-name="T5">成功编写</text:span><text:span text:style-name="Source_20_Text"><text:span text:style-name="T3">Deployment</text:span></text:span><text:span text:style-name="T5">和</text:span><text:span text:style-name="Source_20_Text"><text:span text:style-name="T3">Service</text:span></text:span><text:span text:style-name="T3"> YAML</text:span><text:span text:style-name="T5">文件，将第</text:span><text:span text:style-name="T3">8</text:span><text:span text:style-name="T5">周容器化的</text:span><text:span text:style-name="T3">Django</text:span><text:span text:style-name="T5">应用部署到</text:span><text:span text:style-name="T3">Kubernetes</text:span><text:span text:style-name="T5">集群。通过</text:span><text:span text:style-name="Source_20_Text"><text:span text:style-name="T3">kubectl get pods</text:span></text:span><text:span text:style-name="T5">确认</text:span><text:span text:style-name="T3">Pod</text:span><text:span text:style-name="T5">正在运行。通过</text:span><text:span text:style-name="Source_20_Text"><text:span text:style-name="T3">kubectl get services</text:span></text:span><text:span text:style-name="T5">获取服务的外部</text:span><text:span text:style-name="T3">IP</text:span><text:span text:style-name="T5">地址（如果是</text:span><text:span text:style-name="T3">LoadBalancer</text:span><text:span text:style-name="T5">类型）或节点端口（如果是</text:span><text:span text:style-name="T3">NodePort</text:span><text:span text:style-name="T5">类型）。通过获取的地址和端口在浏览器中成功访问到运行在</text:span><text:span text:style-name="T3">K8s</text:span><text:span text:style-name="T5">中的</text:span><text:span text:style-name="T3">Django</text:span><text:span text:style-name="T5">应用。 </text:span></text:p>
            </text:list-item>
          </text:list>
        </text:list-item>
        <text:list-item>
          <text:p text:style-name="P7"><text:span text:style-name="Strong_20_Emphasis"><text:span text:style-name="T5">第 </text:span></text:span><text:span text:style-name="Strong_20_Emphasis"><text:span text:style-name="T3">11 </text:span></text:span><text:span text:style-name="Strong_20_Emphasis"><text:span text:style-name="T5">周：构建简单分布式应用与异步通信</text:span></text:span></text:p>
          <text:list>
            <text:list-item>
              <text:p text:style-name="P7"><text:span text:style-name="Strong_20_Emphasis"><text:span text:style-name="T5">学习目标</text:span></text:span><text:span text:style-name="Strong_20_Emphasis"><text:span text:style-name="T3">:</text:span></text:span><text:span text:style-name="T3"> </text:span><text:span text:style-name="T5">实践构建一个包含</text:span><text:span text:style-name="T3">2-3</text:span><text:span text:style-name="T5">个微服务的简单分布式应用，引入异步通信模式（消息队列）和负载均衡。 </text:span></text:p>
            </text:list-item>
            <text:list-item>
              <text:p text:style-name="P7"><text:span text:style-name="Strong_20_Emphasis"><text:span text:style-name="T5">学习内容</text:span></text:span><text:span text:style-name="Strong_20_Emphasis"><text:span text:style-name="T3">:</text:span></text:span><text:span text:style-name="T3"> </text:span></text:p>
              <text:list>
                <text:list-item>
                  <text:p text:style-name="P7"><text:span text:style-name="T5">项目构想与服务拆分：设计一个简单应用（如简化电商：</text:span><text:span text:style-name="T3">Product/Order/User</text:span><text:span text:style-name="T5">服务）。 </text:span></text:p>
                </text:list-item>
                <text:list-item>
                  <text:p text:style-name="P7"><text:span text:style-name="T5">服务开发与容器化：开发</text:span><text:span text:style-name="T3">2-3</text:span><text:span text:style-name="T5">个简单微服务（可用</text:span><text:span text:style-name="T3">Python Flask/Django</text:span><text:span text:style-name="T5">），各自容器化。 </text:span></text:p>
                </text:list-item>
                <text:list-item>
                  <text:p text:style-name="P7"><text:span text:style-name="T3">K8s</text:span><text:span text:style-name="T5">部署与同步通信：将各服务部署到</text:span><text:span text:style-name="T3">K8s</text:span><text:span text:style-name="T5">。实现服务间简单的同步</text:span><text:span text:style-name="T3">REST</text:span><text:span text:style-name="T5">调用（使用</text:span><text:span text:style-name="T3">K8s Service DNS</text:span><text:span text:style-name="T5">名称）。 </text:span></text:p>
                </text:list-item>
                <text:list-item>
                  <text:p text:style-name="P7"><text:span text:style-name="T5">异步通信模式：理解消息队列（</text:span><text:span text:style-name="T3">SQS </text:span><text:span text:style-name="T4">44</text:span><text:span text:style-name="T3">, Service Bus </text:span><text:span text:style-name="T4">52</text:span><text:span text:style-name="T3">, Pub/Sub </text:span><text:span text:style-name="T4">42</text:span><text:span text:style-name="T5">）的作用（解耦、弹性 </text:span><text:span text:style-name="T4">28</text:span><text:span text:style-name="T5">）。发布</text:span><text:span text:style-name="T3">/</text:span><text:span text:style-name="T5">订阅 </text:span><text:span text:style-name="T4">95</text:span><text:span text:style-name="T3"> </text:span><text:span text:style-name="T5">与点对点队列 </text:span><text:span text:style-name="T4">52</text:span><text:span text:style-name="T3"> </text:span><text:span text:style-name="T5">模式。 </text:span></text:p>
                </text:list-item>
                <text:list-item>
                  <text:p text:style-name="P7"><text:span text:style-name="T5">异步通信实践：选择一个场景（如订单创建后发通知），引入云平台消息队列服务。一个服务发送消息，另一个服务（也部署为</text:span><text:span text:style-name="T3">Pod</text:span><text:span text:style-name="T5">）接收并处理（如打印日志）。 </text:span></text:p>
                </text:list-item>
                <text:list-item>
                  <text:p text:style-name="P7"><text:span text:style-name="T5">外部访问与数据持久化：使用</text:span><text:span text:style-name="T3">Ingress </text:span><text:span text:style-name="T4">81</text:span><text:span text:style-name="T3"> </text:span><text:span text:style-name="T5">暴露</text:span><text:span text:style-name="T3">API</text:span><text:span text:style-name="T5">。为需要数据的服务配置独立的托管数据库 </text:span><text:span text:style-name="T4">95</text:span><text:span text:style-name="T5">。 </text:span></text:p>
                </text:list-item>
                <text:list-item>
                  <text:p text:style-name="P7"><text:span text:style-name="T5">负载均衡：理解云平台负载均衡器 </text:span><text:span text:style-name="T4">28</text:span><text:span text:style-name="T3"> </text:span><text:span text:style-name="T5">和</text:span><text:span text:style-name="T3">K8s Service (LoadBalancer) </text:span><text:span text:style-name="T5">的作用 </text:span><text:span text:style-name="T4">87</text:span><text:span text:style-name="T5">。 </text:span></text:p>
                </text:list-item>
              </text:list>
            </text:list-item>
            <text:list-item>
              <text:p text:style-name="P7"><text:span text:style-name="Strong_20_Emphasis"><text:span text:style-name="T5">推荐资源</text:span></text:span><text:span text:style-name="Strong_20_Emphasis"><text:span text:style-name="T3">:</text:span></text:span><text:span text:style-name="T3"> </text:span><text:span text:style-name="T5">云平台微服务教程 </text:span><text:span text:style-name="T4">95</text:span><text:span text:style-name="T5">。消息队列服务文档 </text:span><text:span text:style-name="T3">(Service Bus </text:span><text:span text:style-name="T4">52</text:span><text:span text:style-name="T3">, SQS </text:span><text:span text:style-name="T4">44</text:span><text:span text:style-name="T3">, Pub/Sub </text:span><text:span text:style-name="T4">42</text:span><text:span text:style-name="T3">)</text:span><text:span text:style-name="T5">。</text:span><text:span text:style-name="T3">Ingress</text:span><text:span text:style-name="T5">控制器文档 </text:span><text:span text:style-name="T4">81</text:span><text:span text:style-name="T5">。 </text:span></text:p>
            </text:list-item>
            <text:list-item>
              <text:p text:style-name="P7"><text:span text:style-name="Strong_20_Emphasis"><text:span text:style-name="T5">可检验成果</text:span></text:span><text:span text:style-name="Strong_20_Emphasis"><text:span text:style-name="T3">:</text:span></text:span><text:span text:style-name="T3"> </text:span><text:span text:style-name="T5">成功将至少两个微服务部署到</text:span><text:span text:style-name="T3">K8s</text:span><text:span text:style-name="T5">。实现服务</text:span><text:span text:style-name="T3">A</text:span><text:span text:style-name="T5">通过</text:span><text:span text:style-name="T3">K8s Service</text:span><text:span text:style-name="T5">名称调用服务</text:span><text:span text:style-name="T3">B</text:span><text:span text:style-name="T5">的</text:span><text:span text:style-name="T3">API</text:span><text:span text:style-name="T5">。成功配置一个消息队列，服务</text:span><text:span text:style-name="T3">A</text:span><text:span text:style-name="T5">发送消息，服务</text:span><text:span text:style-name="T3">B</text:span><text:span text:style-name="T5">接收消息并打印日志。每个需要持久化数据的服务连接到独立的数据库实例。通过</text:span><text:span text:style-name="T3">Ingress</text:span><text:span text:style-name="T5">成功从外部访问至少一个服务的</text:span><text:span text:style-name="T3">API</text:span><text:span text:style-name="T5">。 </text:span></text:p>
            </text:list-item>
          </text:list>
        </text:list-item>
        <text:list-item>
          <text:p text:style-name="P7"><text:span text:style-name="Strong_20_Emphasis"><text:span text:style-name="T5">第 </text:span></text:span><text:span text:style-name="Strong_20_Emphasis"><text:span text:style-name="T3">12 </text:span></text:span><text:span text:style-name="Strong_20_Emphasis"><text:span text:style-name="T5">周：备战竞赛</text:span></text:span><text:span text:style-name="Strong_20_Emphasis"><text:span text:style-name="T3">/</text:span></text:span><text:span text:style-name="Strong_20_Emphasis"><text:span text:style-name="T5">认证与总结展望</text:span></text:span></text:p>
          <text:list>
            <text:list-item>
              <text:p text:style-name="P7"><text:soft-page-break/><text:span text:style-name="Strong_20_Emphasis"><text:span text:style-name="T5">学习目标</text:span></text:span><text:span text:style-name="Strong_20_Emphasis"><text:span text:style-name="T3">:</text:span></text:span><text:span text:style-name="T3"> </text:span><text:span text:style-name="T5">巩固所学，了解主流认证和竞赛，为下一步提升竞争力做准备，整理学习成果。 </text:span></text:p>
            </text:list-item>
            <text:list-item>
              <text:p text:style-name="P7"><text:span text:style-name="Strong_20_Emphasis"><text:span text:style-name="T5">学习内容</text:span></text:span><text:span text:style-name="Strong_20_Emphasis"><text:span text:style-name="T3">:</text:span></text:span><text:span text:style-name="T3"> </text:span></text:p>
              <text:list>
                <text:list-item>
                  <text:p text:style-name="P7"><text:span text:style-name="T5">云计算认证：了解基础级 </text:span><text:span text:style-name="T3">(AWS CCP </text:span><text:span text:style-name="T4">13</text:span><text:span text:style-name="T3">, Azure AZ-900 , GCP Cloud Digital Leader) </text:span><text:span text:style-name="T5">和助理级 </text:span><text:span text:style-name="T3">(AWS SAA </text:span><text:span text:style-name="T4">13</text:span><text:span text:style-name="T3">, Azure AZ-104 </text:span><text:span text:style-name="T4">116</text:span><text:span text:style-name="T3">, GCP ACE) </text:span><text:span text:style-name="T5">的区别、侧重点和备考资源。参考 </text:span><text:span text:style-name="Strong_20_Emphasis"><text:span text:style-name="T5">表</text:span></text:span><text:span text:style-name="Strong_20_Emphasis"><text:span text:style-name="T3">2</text:span></text:span><text:span text:style-name="T5">。 </text:span></text:p>
                </text:list-item>
                <text:list-item>
                  <text:p text:style-name="P7"><text:span text:style-name="T5">技术竞赛：了解微软 </text:span><text:span text:style-name="T3">Imagine Cup (</text:span><text:span text:style-name="T5">全球学生竞赛，强调</text:span><text:span text:style-name="T3">AI</text:span><text:span text:style-name="T5">和</text:span><text:span text:style-name="T3">Azure</text:span><text:span text:style-name="T5">应用 </text:span><text:span text:style-name="T3">) </text:span><text:span text:style-name="T5">和 </text:span><text:span text:style-name="T3">Hackathons </text:span><text:span text:style-name="T5">的特点和参与方式。 </text:span></text:p>
                </text:list-item>
                <text:list-item>
                  <text:p text:style-name="P7"><text:span text:style-name="T5">知识梳理与作品集：回顾</text:span><text:span text:style-name="T3">12</text:span><text:span text:style-name="T5">周核心内容。将第</text:span><text:span text:style-name="T3">11</text:span><text:span text:style-name="T5">周的分布式应用项目整理好，代码推送到</text:span><text:span text:style-name="T3">GitHub</text:span><text:span text:style-name="T5">，编写清晰的</text:span><text:span text:style-name="T3">README</text:span><text:span text:style-name="T5">。 </text:span></text:p>
                </text:list-item>
                <text:list-item>
                  <text:p text:style-name="P7"><text:span text:style-name="T5">持续学习方向：高级分布式概念、特定平台专精、云原生</text:span><text:span text:style-name="T3">AI/ML </text:span><text:span text:style-name="T4">2</text:span><text:span text:style-name="T5">、大数据 </text:span><text:span text:style-name="T4">119</text:span><text:span text:style-name="T5">、</text:span><text:span text:style-name="T3">DevOps </text:span><text:span text:style-name="T4">52</text:span><text:span text:style-name="T5">、社区参与 </text:span><text:span text:style-name="T4">120</text:span><text:span text:style-name="T5">。 </text:span></text:p>
                </text:list-item>
              </text:list>
            </text:list-item>
            <text:list-item>
              <text:p text:style-name="P7"><text:span text:style-name="Strong_20_Emphasis"><text:span text:style-name="T5">推荐资源</text:span></text:span><text:span text:style-name="Strong_20_Emphasis"><text:span text:style-name="T3">:</text:span></text:span><text:span text:style-name="T3"> </text:span><text:span text:style-name="T5">各云平台认证官方页面和学习指南 。微软 </text:span><text:span text:style-name="T3">Imagine Cup </text:span><text:span text:style-name="T5">官网 。 </text:span></text:p>
            </text:list-item>
            <text:list-item>
              <text:p text:style-name="P7"><text:span text:style-name="Strong_20_Emphasis"><text:span text:style-name="T5">可检验成果</text:span></text:span><text:span text:style-name="Strong_20_Emphasis"><text:span text:style-name="T3">:</text:span></text:span><text:span text:style-name="T3"> </text:span><text:span text:style-name="T5">选择一个基础级认证（如</text:span><text:span text:style-name="T3">AZ-900</text:span><text:span text:style-name="T5">）作为目标，并完成一次官方或高质量的模拟测试 </text:span><text:span text:style-name="T4">82</text:span><text:span text:style-name="T5">。根据模拟测试结果，识别知识薄弱点。构思一个简单的项目方案（基于之前的实践或新想法），列出可能用到的云服务，为参加</text:span><text:span text:style-name="T3">Imagine Cup</text:span><text:span text:style-name="T5">或</text:span><text:span text:style-name="T3">Hackathon</text:span><text:span text:style-name="T5">做准备。确保</text:span><text:span text:style-name="T3">GitHub</text:span><text:span text:style-name="T5">仓库中的微服务项目代码清晰、文档完整。 </text:span></text:p>
            </text:list-item>
          </text:list>
        </text:list-item>
      </text:list>
      <text:h text:style-name="P2" text:outline-level="2"><text:span text:style-name="T1">III. </text:span><text:span text:style-name="T2">结论</text:span></text:h>
      <text:h text:style-name="P3" text:outline-level="3"><text:span text:style-name="T1">3.1 </text:span><text:span text:style-name="T2">您的进步与未来之路</text:span></text:h>
      <text:p text:style-name="P4"><text:span text:style-name="T5">经过这十二周的专注学习和实践，您已经从掌握扎实的编程基础，成功迈入了云计算与分布式系统的实践领域。您不仅理解了云的核心概念（</text:span><text:span text:style-name="T3">IaaS/PaaS/SaaS</text:span><text:span text:style-name="T5">、部署模型、虚拟化、容器化）和分布式系统的基本原理（</text:span><text:span text:style-name="T3">CAP</text:span><text:span text:style-name="T5">理论），更重要的是，您亲自动手在主流云平台上实践了核心服务（</text:span><text:span text:style-name="T3">VM</text:span><text:span text:style-name="T5">、对象存储、虚拟网络、托管数据库），掌握了使用</text:span><text:span text:style-name="T3">Docker</text:span><text:span text:style-name="T5">进行容器化和使用</text:span><text:span text:style-name="T3">Kubernetes</text:span><text:span text:style-name="T5">进行基础编排的关键技能，并最终构建了一个简单的微服务风格的分布式应用程序。这个过程强调了从实践中学习，通过解决实际问题来巩固理论知识。</text:span></text:p>
      <text:h text:style-name="P3" text:outline-level="3"><text:span text:style-name="T1">3.2 </text:span><text:span text:style-name="T2">持续学习，拥抱未来</text:span></text:h>
      <text:p text:style-name="P9">云计算是一个日新月异的领域，十二周的入门只是您漫长学习旅程的开始。我们强烈鼓励您：</text:p>
      <text:list xml:id="list2923412198" text:style-name="L4">
        <text:list-item>
          <text:p text:style-name="P8"><text:span text:style-name="Strong_20_Emphasis"><text:span text:style-name="T5">持续实践</text:span></text:span><text:span text:style-name="Strong_20_Emphasis"><text:span text:style-name="T3">:</text:span></text:span><text:span text:style-name="T3"> </text:span><text:span text:style-name="T5">不断利用免费资源或学生优惠进行实验，尝试新的服务和架构。 </text:span></text:p>
        </text:list-item>
        <text:list-item>
          <text:p text:style-name="P8"><text:span text:style-name="Strong_20_Emphasis"><text:span text:style-name="T5">深入学习</text:span></text:span><text:span text:style-name="Strong_20_Emphasis"><text:span text:style-name="T3">:</text:span></text:span><text:span text:style-name="T3"> </text:span><text:span text:style-name="T5">选择一个方向进行深耕，无论是特定的云平台、更高级的分布式系统理论、</text:span><text:span text:style-name="T3">DevOps</text:span><text:span text:style-name="T5">文化与工具链，还是将云与</text:span><text:span text:style-name="T3">AI/ML</text:span><text:span text:style-name="T5">、大数据等领域结合。 </text:span></text:p>
        </text:list-item>
        <text:list-item>
          <text:p text:style-name="P8"><text:soft-page-break/><text:span text:style-name="Strong_20_Emphasis"><text:span text:style-name="T5">追求目标</text:span></text:span><text:span text:style-name="Strong_20_Emphasis"><text:span text:style-name="T3">:</text:span></text:span><text:span text:style-name="T3"> </text:span><text:span text:style-name="T5">根据您的计划，系统性地准备并考取目标认证，或打磨您的项目积极参与</text:span><text:span text:style-name="T3">Imagine Cup</text:span><text:span text:style-name="T5">等竞赛。 </text:span></text:p>
        </text:list-item>
        <text:list-item>
          <text:p text:style-name="P8"><text:span text:style-name="Strong_20_Emphasis"><text:span text:style-name="T5">融入社区</text:span></text:span><text:span text:style-name="Strong_20_Emphasis"><text:span text:style-name="T3">:</text:span></text:span><text:span text:style-name="T3"> </text:span><text:span text:style-name="T5">积极参与线上线下的技术社区、论坛和活动，与同行交流，分享经验，保持对新技术的敏感度 </text:span><text:span text:style-name="T4">120</text:span><text:span text:style-name="T5">。 </text:span></text:p>
        </text:list-item>
      </text:list>
      <text:p text:style-name="P9">您已经拥有了良好的开端和坚实的实践基础。保持这份学习热情和动手实践的习惯，您定能在云计算和分布式系统的广阔天地中取得更大的成就。</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1" style:font-family-complex="'Noto Sans CJK SC'"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CJK SC1" style:font-family-complex="'Noto Sans CJK S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1" style:font-family-complex="'Noto Sans CJK SC'"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0:43:31.759719239</meta:creation-date>
    <dc:date>2025-04-19T00:43:50.567082118</dc:date>
    <meta:editing-duration>PT19S</meta:editing-duration>
    <meta:editing-cycles>1</meta:editing-cycles>
    <meta:document-statistic meta:table-count="0" meta:image-count="0" meta:object-count="0" meta:page-count="9" meta:paragraph-count="128" meta:word-count="5695" meta:character-count="8056" meta:non-whitespace-character-count="7518"/>
    <meta:generator>LibreOffice/7.3.7.2$Linux_X86_64 LibreOffice_project/30$Build-2</meta:generator>
  </office:meta>
</office:document-meta>
</file>